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tWriter.Pu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Writer.setHeaders( URLConnection connection , HTTPSampler sampl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